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resolvedPermission.UnresolvedPermission( java . lang . String var0 , java . lang . String var1 , java . lang . String var2 , java . security . cert . Certificate [ ]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resolvedPermission.implies( java . security . Permiss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resolvedPermission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resolvedPermission.newPermission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resolvedPermi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resolvedPermission.get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resolvedPermiss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